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14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/>
    </style:style>
    <style:style style:family="graphic" style:name="a35">
      <style:graphic-properties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graphic" style:name="a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phs" table:style-name="ta1">
        <table:shapes>
          <draw:frame draw:z-index="1" draw:id="id0" draw:style-name="a0" draw:name="Chart 1" svg:x="0.25in" svg:y="1.5in" svg:width="10.5in" svg:height="3.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5in" svg:y="5.5in" svg:width="10.5in" svg:height="3.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0.25in" svg:y="9.4in" svg:width="6.3in" svg:height="3.5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6.9in" svg:y="9.4in" svg:width="6.3in" svg:height="3.5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25in" svg:y="13.25in" svg:width="6.3in" svg:height="3.5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6.9in" svg:y="13.25in" svg:width="6.3in" svg:height="3.5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0.25in" svg:y="17.2in" svg:width="6.3in" svg:height="3.5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6.9in" svg:y="17.2in" svg:width="6.3in" svg:height="3.5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0.25in" svg:y="21in" svg:width="6.3in" svg:height="3.5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6.9in" svg:y="21in" svg:width="6.3in" svg:height="3.5in" style:rel-width="scale" style:rel-height="scale">
            <draw:object xlink:href="Object 10/" xlink:type="simple" xlink:show="embed" xlink:actuate="onLoad"/>
            <svg:title/>
            <svg:desc/>
          </draw:frame>
          <draw:g draw:z-index="11" draw:name="Chart 11" draw:id="id19">
            <svg:title/>
            <svg:desc/>
            <draw:frame draw:id="id10" draw:style-name="a10" draw:name="Chart 12" svg:x="0.25in" svg:y="25.25in" svg:width="6.3in" svg:height="5in" style:rel-width="scale" style:rel-height="scale">
              <draw:object xlink:href="Object 11/" xlink:type="simple" xlink:show="embed" xlink:actuate="onLoad"/>
              <svg:title/>
              <svg:desc/>
            </draw:frame>
            <draw:frame draw:id="id11" draw:style-name="a13" draw:name="TextBox 10" svg:x="1.1583in" svg:y="25.6043in" svg:width="0.9791in" svg:height="0.2811in">
              <draw:text-box>
                <text:p text:style-name="a12" text:class-names="" text:cond-style-name=""><text:span text:style-name="a11" text:class-names="">0%</text:span></text:p>
              </draw:text-box>
              <svg:title/>
              <svg:desc/>
            </draw:frame>
            <draw:frame draw:id="id12" draw:style-name="a16" draw:name="TextBox 1" svg:x="1.0957in" svg:y="26.122in" svg:width="0.9791in" svg:height="0.2811in">
              <draw:text-box>
                <text:p text:style-name="a15" text:class-names="" text:cond-style-name=""><text:span text:style-name="a14" text:class-names="">90%</text:span></text:p>
              </draw:text-box>
              <svg:title/>
              <svg:desc/>
            </draw:frame>
            <draw:frame draw:id="id13" draw:style-name="a19" draw:name="TextBox 1" svg:x="1.1138in" svg:y="26.6327in" svg:width="0.9791in" svg:height="0.2811in">
              <draw:text-box>
                <text:p text:style-name="a18" text:class-names="" text:cond-style-name=""><text:span text:style-name="a17" text:class-names="">99%</text:span></text:p>
              </draw:text-box>
              <svg:title/>
              <svg:desc/>
            </draw:frame>
            <draw:frame draw:id="id14" draw:style-name="a22" draw:name="TextBox 1" svg:x="1.0012in" svg:y="27.1535in" svg:width="0.9791in" svg:height="0.2811in">
              <draw:text-box>
                <text:p text:style-name="a21" text:class-names="" text:cond-style-name=""><text:span text:style-name="a20" text:class-names="">99.9%</text:span></text:p>
              </draw:text-box>
              <svg:title/>
              <svg:desc/>
            </draw:frame>
            <draw:frame draw:id="id15" draw:style-name="a25" draw:name="TextBox 1" svg:x="0.9224in" svg:y="27.6744in" svg:width="0.9791in" svg:height="0.2811in">
              <draw:text-box>
                <text:p text:style-name="a24" text:class-names="" text:cond-style-name=""><text:span text:style-name="a23" text:class-names="">99.99%</text:span></text:p>
              </draw:text-box>
              <svg:title/>
              <svg:desc/>
            </draw:frame>
            <draw:frame draw:id="id16" draw:style-name="a28" draw:name="TextBox 1" svg:x="0.8362in" svg:y="28.1846in" svg:width="0.9791in" svg:height="0.2811in">
              <draw:text-box>
                <text:p text:style-name="a27" text:class-names="" text:cond-style-name=""><text:span text:style-name="a26" text:class-names="">99.999%</text:span></text:p>
              </draw:text-box>
              <svg:title/>
              <svg:desc/>
            </draw:frame>
            <draw:frame draw:id="id17" draw:style-name="a31" draw:name="TextBox 1" svg:x="0.7571in" svg:y="28.7063in" svg:width="0.9791in" svg:height="0.2811in">
              <draw:text-box>
                <text:p text:style-name="a30" text:class-names="" text:cond-style-name=""><text:span text:style-name="a29" text:class-names="">99.9999%</text:span></text:p>
              </draw:text-box>
              <svg:title/>
              <svg:desc/>
            </draw:frame>
            <draw:frame draw:id="id18" draw:style-name="a34" draw:name="TextBox 1" svg:x="0.6854in" svg:y="29.2264in" svg:width="0.9791in" svg:height="0.2811in">
              <draw:text-box>
                <text:p text:style-name="a33" text:class-names="" text:cond-style-name=""><text:span text:style-name="a32" text:class-names="">99.99999%</text:span></text:p>
              </draw:text-box>
              <svg:title/>
              <svg:desc/>
            </draw:frame>
          </draw:g>
          <draw:g draw:z-index="21" draw:name="Chart 12" draw:id="id29">
            <svg:title/>
            <svg:desc/>
            <draw:frame draw:id="id20" draw:style-name="a35" draw:name="Chart 22" svg:x="6.9in" svg:y="25.25in" svg:width="6.3in" svg:height="5in" style:rel-width="scale" style:rel-height="scale">
              <draw:object xlink:href="Object 12/" xlink:type="simple" xlink:show="embed" xlink:actuate="onLoad"/>
              <svg:title/>
              <svg:desc/>
            </draw:frame>
            <draw:frame draw:id="id21" draw:style-name="a38" draw:name="TextBox 9" svg:x="7.848in" svg:y="25.6118in" svg:width="0.9791in" svg:height="0.2811in">
              <draw:text-box>
                <text:p text:style-name="a37" text:class-names="" text:cond-style-name=""><text:span text:style-name="a36" text:class-names="">0%</text:span></text:p>
              </draw:text-box>
              <svg:title/>
              <svg:desc/>
            </draw:frame>
            <draw:frame draw:id="id22" draw:style-name="a41" draw:name="TextBox 1" svg:x="7.7618in" svg:y="26.1299in" svg:width="0.9791in" svg:height="0.2811in">
              <draw:text-box>
                <text:p text:style-name="a40" text:class-names="" text:cond-style-name=""><text:span text:style-name="a39" text:class-names="">90%</text:span></text:p>
              </draw:text-box>
              <svg:title/>
              <svg:desc/>
            </draw:frame>
            <draw:frame draw:id="id23" draw:style-name="a44" draw:name="TextBox 1" svg:x="7.7764in" svg:y="26.6402in" svg:width="0.9791in" svg:height="0.2811in">
              <draw:text-box>
                <text:p text:style-name="a43" text:class-names="" text:cond-style-name=""><text:span text:style-name="a42" text:class-names="">99%</text:span></text:p>
              </draw:text-box>
              <svg:title/>
              <svg:desc/>
            </draw:frame>
            <draw:frame draw:id="id24" draw:style-name="a47" draw:name="TextBox 1" svg:x="7.6543in" svg:y="27.161in" svg:width="0.9791in" svg:height="0.2811in">
              <draw:text-box>
                <text:p text:style-name="a46" text:class-names="" text:cond-style-name=""><text:span text:style-name="a45" text:class-names="">99.9%</text:span></text:p>
              </draw:text-box>
              <svg:title/>
              <svg:desc/>
            </draw:frame>
            <draw:frame draw:id="id25" draw:style-name="a50" draw:name="TextBox 1" svg:x="7.5752in" svg:y="27.6819in" svg:width="0.9791in" svg:height="0.2811in">
              <draw:text-box>
                <text:p text:style-name="a49" text:class-names="" text:cond-style-name=""><text:span text:style-name="a48" text:class-names="">99.99%</text:span></text:p>
              </draw:text-box>
              <svg:title/>
              <svg:desc/>
            </draw:frame>
            <draw:frame draw:id="id26" draw:style-name="a53" draw:name="TextBox 1" svg:x="7.5106in" svg:y="28.1925in" svg:width="0.9791in" svg:height="0.2811in">
              <draw:text-box>
                <text:p text:style-name="a52" text:class-names="" text:cond-style-name=""><text:span text:style-name="a51" text:class-names="">99.999%</text:span></text:p>
              </draw:text-box>
              <svg:title/>
              <svg:desc/>
            </draw:frame>
            <draw:frame draw:id="id27" draw:style-name="a56" draw:name="TextBox 1" svg:x="7.4315in" svg:y="28.7067in" svg:width="0.9791in" svg:height="0.2811in">
              <draw:text-box>
                <text:p text:style-name="a55" text:class-names="" text:cond-style-name=""><text:span text:style-name="a54" text:class-names="">99.9999%</text:span></text:p>
              </draw:text-box>
              <svg:title/>
              <svg:desc/>
            </draw:frame>
            <draw:frame draw:id="id28" draw:style-name="a59" draw:name="TextBox 1" svg:x="7.3594in" svg:y="29.2268in" svg:width="0.9791in" svg:height="0.2811in">
              <draw:text-box>
                <text:p text:style-name="a58" text:class-names="" text:cond-style-name=""><text:span text:style-name="a57" text:class-names="">99.99999%</text:span></text:p>
              </draw:text-box>
              <svg:title/>
              <svg:desc/>
            </draw:frame>
          </draw:g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office:string-value="_DRIVE" table:formula="of:=[Tests.B1]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</text:p>
          </table:table-cell>
          <table:table-cell office:value-type="string" office:string-value="_TESTCAP" table:formula="of:=[Tests.B5]" table:style-name="ce1">
            <text:p>_TESTCAP</text:p>
          </table:table-cell>
          <table:table-cell office:value-type="string" table:style-name="ce1">
            <text:p>G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office:string-value="_MODEL" table:formula="of:=[Tests.B2]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office:string-value="_SERIAL" table:formula="of:=[Tests.B3]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office:string-value="_CPU" table:formula="of:=[Tests.B6]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office:string-value="_OS" table:formula="of:=[Tests.B9]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 Version</text:p>
          </table:table-cell>
          <table:table-cell office:value-type="string" office:string-value="_FIO" table:formula="of:=[Tests.B10]" table:style-name="ce1">
            <text:p>_FIO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15" table:style-name="ce1"/>
          <table:table-cell office:value-type="string" table:number-columns-spanned="3" table:number-rows-spanned="1" table:style-name="ce2">
            <text:p>Average IOPS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 table:style-name="ce1"/>
          <table:table-cell office:value-type="float" office:value="0" table:formula="of:=AVERAGE([Timeseries.$A$20:.$A$1100])" table:number-columns-spanned="3" table:number-rows-spanned="1" table:style-name="ce3">
            <text:p>#DIV/0!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5" table:style-name="ce1"/>
          <table:table-cell office:value-type="string" table:number-columns-spanned="3" table:number-rows-spanned="1" table:style-name="ce2">
            <text:p>Standard Deviatio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office:value-type="float" office:value="0" table:formula="of:=STDEV([Timeseries.$A$20:.$A$1100])" table:number-columns-spanned="3" table:number-rows-spanned="1" table:style-name="ce3">
            <text:p>#DIV/0!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5"/>
          <table:table-cell office:value-type="string" table:number-columns-spanned="3" table:number-rows-spanned="1" table:style-name="ce2">
            <text:p>Coefficient of Variatio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office:value-type="percentage" office:value="0" table:formula="of:=[.P17]/[.P14]" table:number-columns-spanned="3" table:number-rows-spanned="1" table:style-name="ce4">
            <text:p>#DIV/0!</text:p>
          </table:table-cell>
          <table:covered-table-cell table:number-columns-repeated="2"/>
          <table:table-cell table:number-columns-repeated="16366"/>
        </table:table-row>
        <table:table-row table:number-rows-repeated="1048556" table:style-name="ro1">
          <table:table-cell table:number-columns-repeated="16384"/>
        </table:table-row>
      </table:table>
      <table:table table:name="Tes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office:value-type="string" table:style-name="ce1">
            <text:p>Gi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office:value-type="string" table:style-name="ce1">
            <text:p>Gi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Write %</text:p>
          </table:table-cell>
          <table:table-cell office:value-type="string" table:style-name="ce1">
            <text:p>Block Size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Queue Depth/Thread</text:p>
          </table:table-cell>
          <table:table-cell office:value-type="string" table:style-name="ce1">
            <text:p>IOPS</text:p>
          </table:table-cell>
          <table:table-cell office:value-type="string" table:style-name="ce1">
            <text:p>Bandwidth (MB/s)</text:p>
          </table:table-cell>
          <table:table-cell office:value-type="string" table:style-name="ce1">
            <text:p>Read Latency (us)</text:p>
          </table:table-cell>
          <table:table-cell office:value-type="string" table:style-name="ce1">
            <text:p>Write Latency (us)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Exceedanc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D 1 Read Exceedance</text:p>
          </table:table-cell>
          <table:table-cell table:style-name="ce1"/>
          <table:table-cell office:value-type="string" table:style-name="ce1">
            <text:p>QD 1 Write Exceedance</text:p>
          </table:table-cell>
          <table:table-cell table:number-columns-repeated="2" table:style-name="ce1"/>
          <table:table-cell office:value-type="string" table:style-name="ce1">
            <text:p>QD 4 Read Exceedance</text:p>
          </table:table-cell>
          <table:table-cell table:style-name="ce1"/>
          <table:table-cell office:value-type="string" table:style-name="ce1">
            <text:p>QD 4 Write Exceedance</text:p>
          </table:table-cell>
          <table:table-cell table:number-columns-repeated="2" table:style-name="ce1"/>
          <table:table-cell office:value-type="string" table:style-name="ce1">
            <text:p>QD 16 Read Exceedance</text:p>
          </table:table-cell>
          <table:table-cell table:style-name="ce1"/>
          <table:table-cell office:value-type="string" table:style-name="ce1">
            <text:p>QD 16 Write Exceedance</text:p>
          </table:table-cell>
          <table:table-cell table:number-columns-repeated="2" table:style-name="ce1"/>
          <table:table-cell office:value-type="string" table:style-name="ce1">
            <text:p>QD 32 Read Exceedance</text:p>
          </table:table-cell>
          <table:table-cell table:style-name="ce1"/>
          <table:table-cell office:value-type="string" table:style-name="ce1">
            <text:p>QD 32 Write Exceedance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number-columns-repeated="16365"/>
        </table:table-row>
        <table:table-row table:number-rows-repeated="1048564" table:style-name="ro3">
          <table:table-cell table:number-columns-repeated="16384"/>
        </table:table-row>
      </table:table>
      <table:table table:name="Timeseries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imeseriesCLAT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imeseriesSLAT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Alan</dc:creator>
    <meta:creation-date>2016-10-19T15:04:18Z</meta:creation-date>
    <dc:date>2021-10-11T17:31:20Z</dc:date>
    <meta:editing-cycles>21</meta:editing-cycles>
    <meta:editing-duration>PT2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756.0pt" chart:style-name="Crt0">
        <chart:title svg:x="290.8045669291338pt" svg:y="2.966614173228347pt" chart:style-name="CT00">
          <text:p text:style-name="a0" text:class-names="" text:cond-style-name="">Long Term Performance Stability</text:p>
        </chart:title>
        <chart:plot-area svg:x="26.36543307086614pt" svg:y="35.48818897637795pt" svg:width="714.4911811023622pt" svg:height="198.1798425196851pt" chart:style-name="Plt0">
          <chart:axis chart:dimension="y" chart:name="primary-y" chart:style-name="Axs0">
            <chart:title svg:x="0.0pt" svg:y="125.580157480315pt"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onds</text:p>
            </chart:title>
          </chart:axis>
          <chart:series chart:label-cell-address="Timeseries.$A$20" chart:values-cell-range-address="Timeseries.$A$21:.$A$1100" chart:class="chart:line" chart:attached-axis="primary-y" chart:style-name="G0S0">
            <chart:data-point chart:repeated="10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Sequential Write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33:.$C$41"/>
          </chart:axis>
          <chart:series chart:values-cell-range-address="Tests.$G$33:.$G$4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fals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48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0.0pt" svg:width="453.6pt" chart:style-name="Crt0">
        <chart:title svg:x="125.1085826771654pt" svg:y="11.17661417322835pt" chart:style-name="CT00">
          <text:p text:style-name="a0" text:class-names="" text:cond-style-name="">70:30 R:W - Read Exceedance by QD</text:p>
        </chart:title>
        <chart:legend chart:legend-position="bottom" chart:legend-align="center" chart:style-name="Lgnd"/>
        <chart:plot-area svg:x="77.3671653543307pt" svg:y="36.7271653543307pt" svg:width="360.6686614173228pt" svg:height="279.6981102362205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A$11" chart:values-cell-range-address="Exceedance.$B$14:.$B$1599" chart:class="chart:scatter" chart:attached-axis="primary-y" chart:style-name="G0S0">
            <chart:domain table:cell-range-address="Exceedance.$A$14:.$A$1599"/>
            <chart:data-point chart:repeated="1586"/>
          </chart:series>
          <chart:series chart:label-cell-address="Exceedance.$F$11" chart:values-cell-range-address="Exceedance.$G$14:.$G$1599" chart:class="chart:scatter" chart:attached-axis="primary-y" chart:style-name="G0S1">
            <chart:domain table:cell-range-address="Exceedance.$F$14:.$F$1599"/>
            <chart:data-point chart:repeated="1586"/>
          </chart:series>
          <chart:series chart:label-cell-address="Exceedance.$K$11" chart:values-cell-range-address="Exceedance.$L$14:.$L$1599" chart:class="chart:scatter" chart:attached-axis="primary-y" chart:style-name="G0S2">
            <chart:domain table:cell-range-address="Exceedance.$K$14:.$K$1599"/>
            <chart:data-point chart:repeated="1586"/>
          </chart:series>
          <chart:series chart:label-cell-address="Exceedance.$P$11" chart:values-cell-range-address="Exceedance.$Q$14:.$Q$1599" chart:class="chart:scatter" chart:attached-axis="primary-y" chart:style-name="G0S3">
            <chart:domain table:cell-range-address="Exceedance.$P$14:.$P$1599"/>
            <chart:data-point chart:repeated="158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fals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48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0.0pt" svg:width="453.6pt" chart:style-name="Crt0">
        <chart:title svg:x="125.3353543307087pt" svg:y="11.17661417322835pt" chart:style-name="CT00">
          <text:p text:style-name="a0" text:class-names="" text:cond-style-name="">70:30 R:W - Write Exceedance by QD</text:p>
        </chart:title>
        <chart:legend chart:legend-position="bottom" chart:legend-align="center" chart:style-name="Lgnd"/>
        <chart:plot-area svg:x="77.3671653543307pt" svg:y="36.7271653543307pt" svg:width="360.6401574803149pt" svg:height="279.6699212598425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C$11" chart:values-cell-range-address="Exceedance.$D$14:.$D$1599" chart:class="chart:scatter" chart:attached-axis="primary-y" chart:style-name="G0S0">
            <chart:domain table:cell-range-address="Exceedance.$C$14:.$C$1599"/>
            <chart:data-point chart:repeated="1586"/>
          </chart:series>
          <chart:series chart:label-cell-address="Exceedance.$H$11" chart:values-cell-range-address="Exceedance.$I$14:.$I$1599" chart:class="chart:scatter" chart:attached-axis="primary-y" chart:style-name="G0S1">
            <chart:domain table:cell-range-address="Exceedance.$H$14:.$H$1599"/>
            <chart:data-point chart:repeated="1586"/>
          </chart:series>
          <chart:series chart:label-cell-address="Exceedance.$M$11" chart:values-cell-range-address="Exceedance.$N$14:.$N$1599" chart:class="chart:scatter" chart:attached-axis="primary-y" chart:style-name="G0S2">
            <chart:domain table:cell-range-address="Exceedance.$M$14:.$M$1599"/>
            <chart:data-point chart:repeated="1586"/>
          </chart:series>
          <chart:series chart:label-cell-address="Exceedance.$R$11" chart:values-cell-range-address="Exceedance.$S$14:.$S$1599" chart:class="chart:scatter" chart:attached-axis="primary-y" chart:style-name="G0S3">
            <chart:domain table:cell-range-address="Exceedance.$R$14:.$R$1599"/>
            <chart:data-point chart:repeated="158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756.0pt" chart:style-name="Crt0">
        <chart:title chart:style-name="CT00">
          <text:p text:style-name="a0" text:class-names="" text:cond-style-name="">Sustained Random 4K Mixed (R70:W30)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53:.$D$61"/>
          </chart:axis>
          <chart:series chart:values-cell-range-address="Tests.$F$53:.$F$6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43:.$D$51"/>
          </chart:axis>
          <chart:series chart:values-cell-range-address="Tests.$F$43:.$F$5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43:.$D$51"/>
          </chart:axis>
          <chart:series chart:values-cell-range-address="Tests.$H$43:.$H$5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65:.$D$73"/>
          </chart:axis>
          <chart:series chart:values-cell-range-address="Tests.$F$65:.$F$73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65:.$D$73"/>
          </chart:axis>
          <chart:series chart:values-cell-range-address="Tests.$I$65:.$I$73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Random Read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23:.$C$31"/>
          </chart:axis>
          <chart:series chart:values-cell-range-address="Tests.$G$23:.$G$3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Sequential Read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13:.$C$21"/>
          </chart:axis>
          <chart:series chart:values-cell-range-address="Tests.$G$13:.$G$2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2.0pt" svg:width="453.6pt" chart:style-name="Crt0">
        <chart:title chart:style-name="CT00">
          <text:p text:style-name="a0" text:class-names="" text:cond-style-name="">Sustained Random Write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75:.$C$83"/>
          </chart:axis>
          <chart:series chart:values-cell-range-address="Tests.$G$75:.$G$83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